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2" svg:font-family="Arial"/>
    <style:font-face style:name="Courier New" svg:font-family="'Courier New'"/>
    <style:font-face style:name="arial" svg:font-family="arial, sans-serif"/>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0201in" fo:margin-bottom="0.0799in" loext:contextual-spacing="false" fo:line-height="115%"/>
      <style:text-properties style:font-name="Arial1" fo:font-size="12pt" style:font-size-asian="12pt" style:font-size-complex="12pt"/>
    </style:style>
    <style:style style:name="P3" style:family="paragraph" style:parent-style-name="Text_20_body">
      <style:paragraph-properties fo:margin-top="0.0201in" fo:margin-bottom="0.0799in" loext:contextual-spacing="false" fo:line-height="115%"/>
      <style:text-properties style:font-name="Arial1" fo:font-size="12pt" officeooo:paragraph-rsid="001ca9de" style:font-size-asian="12pt" style:font-size-complex="12pt"/>
    </style:style>
    <style:style style:name="P4" style:family="paragraph" style:parent-style-name="Text_20_body">
      <style:paragraph-properties fo:margin-top="0.0201in" fo:margin-bottom="0.0799in" loext:contextual-spacing="false" fo:line-height="115%"/>
      <style:text-properties style:font-name="Arial1" fo:font-size="12pt" fo:font-weight="bold" style:font-size-asian="12pt" style:font-weight-asian="bold" style:font-size-complex="12pt" style:font-weight-complex="bold"/>
    </style:style>
    <style:style style:name="P5" style:family="paragraph" style:parent-style-name="Text_20_body">
      <style:paragraph-properties fo:margin-top="0.0201in" fo:margin-bottom="0.0799in" loext:contextual-spacing="false" fo:line-height="115%"/>
      <style:text-properties fo:font-size="12pt" style:font-size-asian="12pt" style:font-size-complex="12pt"/>
    </style:style>
    <style:style style:name="P6" style:family="paragraph" style:parent-style-name="Text_20_body">
      <style:paragraph-properties fo:margin-top="0.0201in" fo:margin-bottom="0.0799in" loext:contextual-spacing="false" fo:line-height="115%" fo:break-before="page"/>
      <style:text-properties style:font-name="Arial1" fo:font-size="12pt" officeooo:paragraph-rsid="001ca9de" style:font-size-asian="12pt" style:font-size-complex="12pt"/>
    </style:style>
    <style:style style:name="P7" style:family="paragraph" style:parent-style-name="Standard">
      <style:paragraph-properties fo:margin-top="0.0201in" fo:margin-bottom="0.0799in" loext:contextual-spacing="false" fo:line-height="115%"/>
      <style:text-properties style:font-name="Arial1" fo:font-size="12pt" style:font-size-asian="12pt" style:font-size-complex="12pt"/>
    </style:style>
    <style:style style:name="P8" style:family="paragraph" style:parent-style-name="Standard">
      <style:paragraph-properties fo:margin-top="0.0201in" fo:margin-bottom="0.0799in" loext:contextual-spacing="false" fo:line-height="115%"/>
      <style:text-properties style:font-name="Arial1" fo:font-size="12pt" officeooo:paragraph-rsid="00106299" style:font-size-asian="12pt" style:font-size-complex="12pt"/>
    </style:style>
    <style:style style:name="P9" style:family="paragraph" style:parent-style-name="Standard">
      <style:paragraph-properties fo:margin-top="0.0201in" fo:margin-bottom="0.0799in" loext:contextual-spacing="false" fo:line-height="115%"/>
      <style:text-properties style:font-name="Arial1" fo:font-size="12pt" officeooo:paragraph-rsid="0019eb52" style:font-size-asian="12pt" style:font-size-complex="12pt"/>
    </style:style>
    <style:style style:name="P10" style:family="paragraph" style:parent-style-name="Standard">
      <style:paragraph-properties fo:margin-top="0.0201in" fo:margin-bottom="0.0799in" loext:contextual-spacing="false" fo:line-height="115%"/>
      <style:text-properties style:font-name="Arial1" fo:font-size="12pt" fo:font-weight="bold" style:font-size-asian="12pt" style:font-weight-asian="bold" style:font-size-complex="12pt" style:font-weight-complex="bold"/>
    </style:style>
    <style:style style:name="P11" style:family="paragraph" style:parent-style-name="Text_20_body" style:master-page-name="">
      <loext:graphic-properties draw:fill="none"/>
      <style:paragraph-properties fo:margin-left="0in" fo:margin-right="0in" fo:margin-top="0.0201in" fo:margin-bottom="0.0799in" loext:contextual-spacing="false" fo:line-height="115%" fo:text-align="start" style:justify-single-word="false" fo:orphans="2" fo:widows="2" fo:text-indent="0in" style:auto-text-indent="false" style:page-number="auto" fo:background-color="transparent" style:punctuation-wrap="hanging" style:vertical-align="baseline" style:writing-mode="lr-tb"/>
      <style:text-properties style:font-name="Arial1" fo:font-size="12pt" fo:font-weight="bold" style:font-size-asian="12pt" style:font-weight-asian="bold" style:font-size-complex="12pt" style:font-weight-complex="bold"/>
    </style:style>
    <style:style style:name="P12" style:family="paragraph" style:parent-style-name="Standard" style:master-page-name="">
      <loext:graphic-properties draw:fill="none"/>
      <style:paragraph-properties fo:margin-left="0in" fo:margin-right="0in" fo:margin-top="0.0201in" fo:margin-bottom="0.0799in" loext:contextual-spacing="false" fo:line-height="115%" fo:text-align="start" style:justify-single-word="false" fo:orphans="2" fo:widows="2" fo:text-indent="0in" style:auto-text-indent="false" style:page-number="auto" fo:background-color="transparent" style:punctuation-wrap="hanging" style:vertical-align="baseline" style:writing-mode="lr-tb"/>
      <style:text-properties style:font-name="Arial1" fo:font-size="12pt" style:text-underline-style="none" fo:font-weight="bold" officeooo:paragraph-rsid="0017a872" style:font-size-asian="12pt" style:font-weight-asian="bold" style:font-size-complex="12pt" style:font-weight-complex="bold"/>
    </style:style>
    <style:style style:name="P13" style:family="paragraph" style:parent-style-name="Text_20_body_20_indent" style:master-page-name="">
      <loext:graphic-properties draw:fill="none"/>
      <style:paragraph-properties fo:margin-left="0in" fo:margin-right="0in" fo:margin-top="0.0201in" fo:margin-bottom="0.0799in" loext:contextual-spacing="false" fo:line-height="115%" fo:text-align="start" style:justify-single-word="false" fo:orphans="2" fo:widows="2" fo:text-indent="0in" style:auto-text-indent="false" style:page-number="auto" fo:background-color="transparent" style:punctuation-wrap="hanging" style:vertical-align="baseline" style:writing-mode="lr-tb"/>
      <style:text-properties style:font-name="Arial1" fo:font-size="12pt" style:font-size-asian="12pt" style:font-name-complex="Calibri" style:font-size-complex="12pt" style:font-weight-complex="bold"/>
    </style:style>
    <style:style style:name="P14" style:family="paragraph" style:parent-style-name="Standard">
      <style:paragraph-properties fo:margin-left="0in" fo:margin-right="0in" fo:margin-top="0.0201in" fo:margin-bottom="0.0799in" loext:contextual-spacing="false" fo:line-height="115%" fo:text-indent="0in" style:auto-text-indent="false"/>
      <style:text-properties style:font-name="Arial1" fo:font-size="12pt" officeooo:paragraph-rsid="0010d347" style:font-size-asian="12pt" style:font-size-complex="12pt"/>
    </style:style>
    <style:style style:name="P15" style:family="paragraph" style:parent-style-name="Standard">
      <style:paragraph-properties fo:margin-left="0in" fo:margin-right="0in" fo:margin-top="0.0201in" fo:margin-bottom="0.0799in" loext:contextual-spacing="false" fo:line-height="115%" fo:text-indent="0in" style:auto-text-indent="false"/>
      <style:text-properties style:font-name="Arial1" fo:font-size="12pt" officeooo:paragraph-rsid="001e7f78" style:font-size-asian="12pt" style:font-size-complex="12pt"/>
    </style:style>
    <style:style style:name="P16" style:family="paragraph" style:parent-style-name="Standard">
      <style:paragraph-properties fo:margin-left="0in" fo:margin-right="0in" fo:margin-top="0.0201in" fo:margin-bottom="0.0799in" loext:contextual-spacing="false" fo:line-height="115%" fo:text-indent="0in" style:auto-text-indent="false"/>
      <style:text-properties style:font-name="Arial1" fo:font-size="12pt" fo:font-weight="bold" officeooo:paragraph-rsid="0010d347" style:font-size-asian="12pt" style:font-weight-asian="bold" style:font-size-complex="12pt" style:font-weight-complex="bold"/>
    </style:style>
    <style:style style:name="P17" style:family="paragraph" style:parent-style-name="Standard">
      <style:paragraph-properties fo:margin-left="0in" fo:margin-right="0in" fo:margin-top="0.0201in" fo:margin-bottom="0.0799in" loext:contextual-spacing="false" fo:line-height="115%" fo:text-indent="0in" style:auto-text-indent="false"/>
      <style:text-properties style:font-name="Arial1" fo:font-size="12pt" fo:font-weight="normal" officeooo:paragraph-rsid="0010d347" style:font-size-asian="12pt" style:font-weight-asian="normal" style:font-size-complex="12pt" style:font-weight-complex="normal"/>
    </style:style>
    <style:style style:name="P18" style:family="paragraph" style:parent-style-name="Standard">
      <style:paragraph-properties fo:margin-left="0in" fo:margin-right="0in" fo:margin-top="0.0201in" fo:margin-bottom="0.0799in" loext:contextual-spacing="false" fo:line-height="115%" fo:text-indent="0in" style:auto-text-indent="false" fo:break-before="page"/>
      <style:text-properties style:font-name="Arial1" fo:font-size="12pt" fo:font-weight="bold" officeooo:paragraph-rsid="0010d347" style:font-size-asian="12pt" style:font-weight-asian="bold" style:font-size-complex="12pt" style:font-weight-complex="bold"/>
    </style:style>
    <style:style style:name="P19" style:family="paragraph" style:parent-style-name="Text_20_body">
      <loext:graphic-properties draw:fill="none"/>
      <style:paragraph-properties fo:margin-left="0.25in" fo:margin-right="0in" fo:margin-top="0.0201in" fo:margin-bottom="0.0799in" loext:contextual-spacing="false" fo:line-height="115%" fo:text-align="start" style:justify-single-word="false" fo:orphans="2" fo:widows="2" fo:text-indent="0in" style:auto-text-indent="false" fo:background-color="transparent" style:punctuation-wrap="hanging" style:vertical-align="baseline" style:writing-mode="lr-tb"/>
      <style:text-properties style:font-name="Arial1" fo:font-size="12pt" style:font-size-asian="12pt" style:font-size-complex="12pt"/>
    </style:style>
    <style:style style:name="P20" style:family="paragraph" style:parent-style-name="Standard">
      <loext:graphic-properties draw:fill="none"/>
      <style:paragraph-properties fo:margin-left="0.25in" fo:margin-right="0in" fo:margin-top="0.0201in" fo:margin-bottom="0.0799in" loext:contextual-spacing="false" fo:line-height="115%" fo:text-align="start" style:justify-single-word="false" fo:orphans="2" fo:widows="2" fo:text-indent="0in" style:auto-text-indent="false" fo:background-color="transparent" style:punctuation-wrap="hanging" style:vertical-align="baseline" style:writing-mode="lr-tb"/>
      <style:text-properties style:font-name="Arial1" fo:font-size="12pt" officeooo:paragraph-rsid="00106299" style:font-size-asian="12pt" style:font-size-complex="12pt"/>
    </style:style>
    <style:style style:name="P21" style:family="paragraph" style:parent-style-name="Standard">
      <loext:graphic-properties draw:fill="none"/>
      <style:paragraph-properties fo:margin-left="0.25in" fo:margin-right="0in" fo:margin-top="0.0201in" fo:margin-bottom="0.0799in" loext:contextual-spacing="false" fo:line-height="115%" fo:text-align="start" style:justify-single-word="false" fo:orphans="2" fo:widows="2" fo:text-indent="0in" style:auto-text-indent="false" fo:background-color="transparent" style:punctuation-wrap="hanging" style:vertical-align="baseline" style:writing-mode="lr-tb"/>
      <style:text-properties style:font-name="Arial1" fo:font-size="12pt" officeooo:paragraph-rsid="0010d347" style:font-size-asian="12pt" style:font-size-complex="12pt"/>
    </style:style>
    <style:style style:name="P22" style:family="paragraph" style:parent-style-name="Standard">
      <loext:graphic-properties draw:fill="none"/>
      <style:paragraph-properties fo:margin-left="0.25in" fo:margin-right="0in" fo:margin-top="0.0201in" fo:margin-bottom="0.0799in" loext:contextual-spacing="false" fo:line-height="115%" fo:text-align="start" style:justify-single-word="false" fo:orphans="2" fo:widows="2" fo:text-indent="0in" style:auto-text-indent="false" fo:background-color="transparent" style:punctuation-wrap="hanging" style:vertical-align="baseline" style:writing-mode="lr-tb"/>
      <style:text-properties style:font-name="Arial1" fo:font-size="12pt" officeooo:rsid="002b451b" officeooo:paragraph-rsid="0010d347" style:font-size-asian="12pt" style:font-size-complex="12pt"/>
    </style:style>
    <style:style style:name="P23" style:family="paragraph" style:parent-style-name="Text_20_body" style:master-page-name="">
      <loext:graphic-properties draw:fill="none"/>
      <style:paragraph-properties fo:margin-left="0.25in" fo:margin-right="0in" fo:margin-top="0.0201in" fo:margin-bottom="0.0799in" loext:contextual-spacing="false" fo:line-height="115%" fo:text-align="start" style:justify-single-word="false" fo:orphans="2" fo:widows="2" fo:text-indent="0in" style:auto-text-indent="false" style:page-number="auto" fo:background-color="transparent" style:punctuation-wrap="hanging" style:vertical-align="baseline" style:writing-mode="lr-tb"/>
      <style:text-properties style:font-name="Arial1" fo:font-size="12pt" style:font-size-asian="12pt" style:font-size-complex="12pt"/>
    </style:style>
    <style:style style:name="P24" style:family="paragraph" style:parent-style-name="Standard" style:master-page-name="">
      <loext:graphic-properties draw:fill="none"/>
      <style:paragraph-properties fo:margin-left="0.25in" fo:margin-right="0in" fo:margin-top="0.0201in" fo:margin-bottom="0.0799in" loext:contextual-spacing="false" fo:line-height="115%" fo:text-align="start" style:justify-single-word="false" fo:orphans="2" fo:widows="2" fo:text-indent="0in" style:auto-text-indent="false" style:page-number="auto" fo:background-color="transparent" style:punctuation-wrap="hanging" style:vertical-align="baseline" style:writing-mode="lr-tb"/>
      <style:text-properties style:font-name="Arial1" fo:font-size="12pt" officeooo:paragraph-rsid="001e7f78" style:font-size-asian="12pt" style:font-size-complex="12pt"/>
    </style:style>
    <style:style style:name="P25" style:family="paragraph" style:parent-style-name="Standard">
      <style:paragraph-properties fo:margin-left="0.5in" fo:margin-right="0in" fo:margin-top="0.0201in" fo:margin-bottom="0.0799in" loext:contextual-spacing="false" fo:line-height="115%" fo:text-indent="0in" style:auto-text-indent="false"/>
      <style:text-properties style:font-name="Arial1" fo:font-size="12pt" style:font-size-asian="12pt" style:font-size-complex="12pt"/>
    </style:style>
    <style:style style:name="P26" style:family="paragraph" style:parent-style-name="Standard">
      <style:paragraph-properties fo:margin-left="0.5in" fo:margin-right="0in" fo:margin-top="0.0201in" fo:margin-bottom="0.0799in" loext:contextual-spacing="false" fo:line-height="115%" fo:text-indent="0in" style:auto-text-indent="false"/>
      <style:text-properties style:font-name="Arial1" fo:font-size="12pt" fo:font-weight="bold" style:font-size-asian="12pt" style:font-weight-asian="bold" style:font-size-complex="12pt"/>
    </style:style>
    <style:style style:name="P27" style:family="paragraph" style:parent-style-name="Standard">
      <style:paragraph-properties fo:margin-top="0.0201in" fo:margin-bottom="0.0799in" loext:contextual-spacing="false" fo:line-height="115%"/>
      <style:text-properties style:font-name="Arial1" fo:font-size="12pt" fo:font-weight="bold" officeooo:paragraph-rsid="001e7f78" style:font-size-asian="12pt" style:font-weight-asian="bold" style:font-size-complex="12pt" style:font-weight-complex="bold"/>
    </style:style>
    <style:style style:name="P28" style:family="paragraph" style:parent-style-name="Standard">
      <style:paragraph-properties fo:margin-top="0.0201in" fo:margin-bottom="0.0799in" loext:contextual-spacing="false" fo:line-height="115%"/>
      <style:text-properties style:font-name="Arial1" fo:font-size="12pt" style:font-size-asian="12pt" style:font-size-complex="12pt"/>
    </style:style>
    <style:style style:name="P29" style:family="paragraph" style:parent-style-name="Standard" style:list-style-name="L3">
      <style:paragraph-properties fo:margin-top="0.0201in" fo:margin-bottom="0.0799in" loext:contextual-spacing="false" fo:line-height="115%"/>
      <style:text-properties style:font-name="Arial1" fo:font-size="12pt" officeooo:paragraph-rsid="0010d347" style:font-size-asian="12pt" style:font-size-complex="12pt"/>
    </style:style>
    <style:style style:name="P30" style:family="paragraph" style:parent-style-name="Standard" style:list-style-name="L4">
      <style:paragraph-properties fo:margin-top="0.0201in" fo:margin-bottom="0.0799in" loext:contextual-spacing="false" fo:line-height="115%"/>
      <style:text-properties style:font-name="Arial1" fo:font-size="12pt" officeooo:paragraph-rsid="0010d347" style:font-size-asian="12pt" style:font-size-complex="12pt"/>
    </style:style>
    <style:style style:name="P31" style:family="paragraph" style:parent-style-name="Standard">
      <style:paragraph-properties fo:margin-left="0in" fo:margin-right="0in" fo:margin-top="0.0201in" fo:margin-bottom="0.0799in" loext:contextual-spacing="false" fo:line-height="115%" fo:text-indent="0in" style:auto-text-indent="false"/>
      <style:text-properties style:font-name="Arial1" fo:font-size="12pt" fo:font-weight="bold" officeooo:paragraph-rsid="001e7f78" style:font-size-asian="12pt" style:font-weight-asian="bold" style:font-size-complex="12pt" style:font-weight-complex="bold"/>
    </style:style>
    <style:style style:name="P32" style:family="paragraph" style:parent-style-name="Standard">
      <style:paragraph-properties fo:margin-left="0.5in" fo:margin-right="0in" fo:margin-top="0.0201in" fo:margin-bottom="0.0799in" loext:contextual-spacing="false" fo:line-height="115%" fo:text-indent="0in" style:auto-text-indent="false"/>
      <style:text-properties style:font-name="Arial1" fo:font-size="14pt" fo:font-weight="bold" style:font-size-asian="14pt" style:font-weight-asian="bold" style:font-size-complex="14pt" style:font-weight-complex="bold"/>
    </style:style>
    <style:style style:name="P33" style:family="paragraph" style:parent-style-name="Standard">
      <style:paragraph-properties fo:margin-left="0.5in" fo:margin-right="0in" fo:margin-top="0.0201in" fo:margin-bottom="0.0799in" loext:contextual-spacing="false" fo:line-height="115%" fo:text-indent="0in" style:auto-text-indent="false"/>
      <style:text-properties style:font-name="Arial1" fo:font-size="14pt" officeooo:paragraph-rsid="0019eb52" style:font-size-asian="14pt" style:font-size-complex="14pt"/>
    </style:style>
    <style:style style:name="P34" style:family="paragraph" style:parent-style-name="Standard">
      <style:paragraph-properties fo:margin-left="0.5in" fo:margin-right="0in" fo:margin-top="0.0201in" fo:margin-bottom="0.0799in" loext:contextual-spacing="false" fo:line-height="115%" fo:text-indent="0in" style:auto-text-indent="false"/>
      <style:text-properties style:font-name="Arial1" fo:font-size="12pt" officeooo:paragraph-rsid="0022ba9f" style:font-size-asian="12pt" style:font-size-complex="12pt"/>
    </style:style>
    <style:style style:name="P35" style:family="paragraph" style:parent-style-name="Text_20_body" style:list-style-name="L1">
      <style:paragraph-properties fo:margin-top="0.0201in" fo:margin-bottom="0.0799in" loext:contextual-spacing="false" fo:line-height="115%"/>
      <style:text-properties style:font-name="Arial1" fo:font-size="12pt" style:font-size-asian="12pt" style:font-size-complex="12pt"/>
    </style:style>
    <style:style style:name="P36" style:family="paragraph" style:parent-style-name="Text_20_body" style:list-style-name="L2">
      <style:paragraph-properties fo:margin-top="0.0201in" fo:margin-bottom="0.0799in" loext:contextual-spacing="false" fo:line-height="115%"/>
      <style:text-properties style:font-name="Arial1" fo:font-size="12pt" style:font-size-asian="12pt" style:font-size-complex="12pt"/>
    </style:style>
    <style:style style:name="P37" style:family="paragraph" style:parent-style-name="Text_20_body">
      <style:paragraph-properties fo:margin-top="0.0201in" fo:margin-bottom="0.0799in" loext:contextual-spacing="false" fo:line-height="115%"/>
      <style:text-properties style:font-name="Arial1" fo:font-size="12pt" fo:font-weight="bold" officeooo:paragraph-rsid="001ca9de" style:font-size-asian="12pt" style:font-weight-asian="bold" style:font-size-complex="12pt" style:font-weight-complex="bold"/>
    </style:style>
    <style:style style:name="P38" style:family="paragraph" style:parent-style-name="Text_20_body" style:list-style-name="WWNum2" style:master-page-name="">
      <loext:graphic-properties draw:fill="none"/>
      <style:paragraph-properties fo:margin-left="0in" fo:margin-right="0in" fo:margin-top="0.0201in" fo:margin-bottom="0.0799in" loext:contextual-spacing="false" fo:line-height="115%" fo:text-align="start" style:justify-single-word="false" fo:orphans="2" fo:widows="2" fo:text-indent="0in" style:auto-text-indent="false" style:page-number="auto" fo:background-color="transparent" style:punctuation-wrap="hanging" style:vertical-align="baseline" style:writing-mode="lr-tb"/>
      <style:text-properties style:font-name="Arial1" fo:font-size="12pt" style:font-size-asian="12pt" style:font-size-complex="12pt"/>
    </style:style>
    <style:style style:name="P39" style:family="paragraph" style:parent-style-name="Title" style:master-page-name="Standard">
      <style:paragraph-properties fo:margin-top="0.0201in" fo:margin-bottom="0.0799in" loext:contextual-spacing="false" fo:line-height="115%" style:page-number="auto"/>
      <style:text-properties fo:font-size="26pt" officeooo:paragraph-rsid="00106299" style:font-size-asian="26pt" style:font-size-complex="26pt"/>
    </style:style>
    <style:style style:name="P40" style:family="paragraph" style:parent-style-name="Text_20_body_20_indent" style:list-style-name="WWNum2" style:master-page-name="">
      <loext:graphic-properties draw:fill="none"/>
      <style:paragraph-properties fo:margin-left="0in" fo:margin-right="0in" fo:margin-top="0.0201in" fo:margin-bottom="0.0799in" loext:contextual-spacing="false" fo:line-height="115%" fo:text-align="start" style:justify-single-word="false" fo:orphans="2" fo:widows="2" fo:text-indent="0in" style:auto-text-indent="false" style:page-number="auto" fo:background-color="transparent" style:punctuation-wrap="hanging" style:vertical-align="baseline" style:writing-mode="lr-tb">
        <style:tab-stops/>
      </style:paragraph-properties>
      <style:text-properties style:font-name="Arial1" fo:font-size="12pt" style:font-size-asian="12pt" style:font-size-complex="12pt"/>
    </style:style>
    <style:style style:name="P41" style:family="paragraph" style:parent-style-name="List_20_Paragraph" style:list-style-name="WWNum1">
      <style:paragraph-properties fo:margin-top="0.0201in" fo:margin-bottom="0.0799in" loext:contextual-spacing="false" fo:line-height="115%"/>
      <style:text-properties style:font-name="Arial1" fo:font-size="12pt" officeooo:paragraph-rsid="0013cfa4" style:font-size-asian="12pt" style:font-size-complex="12pt"/>
    </style:style>
    <style:style style:name="P42" style:family="paragraph" style:parent-style-name="List_20_Paragraph" style:list-style-name="WWNum1">
      <style:paragraph-properties fo:margin-top="0.0201in" fo:margin-bottom="0.0799in" loext:contextual-spacing="false" fo:line-height="115%"/>
      <style:text-properties style:font-name="Arial1" fo:font-size="12pt" officeooo:rsid="002be8b4" officeooo:paragraph-rsid="0013cfa4" style:font-size-asian="12pt" style:font-size-complex="12pt"/>
    </style:style>
    <style:style style:name="T1" style:family="text">
      <style:text-properties style:font-style-complex="italic" style:font-weight-complex="bold"/>
    </style:style>
    <style:style style:name="T2" style:family="text">
      <style:text-properties officeooo:rsid="004eac6d" style:font-style-complex="italic" style:font-weight-complex="bold"/>
    </style:style>
    <style:style style:name="T3" style:family="text">
      <style:text-properties officeooo:rsid="00540107" style:font-style-complex="italic" style:font-weight-complex="bold"/>
    </style:style>
    <style:style style:name="T4" style:family="text">
      <style:text-properties officeooo:rsid="0036ab63" style:font-style-complex="italic" style:font-weight-complex="bold"/>
    </style:style>
    <style:style style:name="T5" style:family="text">
      <style:text-properties officeooo:rsid="0040439e" style:font-style-complex="italic" style:font-weight-complex="bold"/>
    </style:style>
    <style:style style:name="T6" style:family="text">
      <style:text-properties officeooo:rsid="004afcb3" style:font-style-complex="italic" style:font-weight-complex="bold"/>
    </style:style>
    <style:style style:name="T7" style:family="text">
      <style:text-properties officeooo:rsid="003268fb" style:font-style-complex="italic" style:font-weight-complex="bold"/>
    </style:style>
    <style:style style:name="T8" style:family="text">
      <style:text-properties officeooo:rsid="003fab60" style:font-style-complex="italic" style:font-weight-complex="bold"/>
    </style:style>
    <style:style style:name="T9" style:family="text">
      <style:text-properties officeooo:rsid="003d05e6" style:font-style-complex="italic" style:font-weight-complex="bold"/>
    </style:style>
    <style:style style:name="T10" style:family="text">
      <style:text-properties officeooo:rsid="0028c0d2" style:font-style-complex="italic" style:font-weight-complex="bold"/>
    </style:style>
    <style:style style:name="T11" style:family="text">
      <style:text-properties officeooo:rsid="004d940b" style:font-style-complex="italic" style:font-weight-complex="bold"/>
    </style:style>
    <style:style style:name="T12" style:family="text">
      <style:text-properties officeooo:rsid="00182fca" style:font-style-complex="italic" style:font-weight-complex="bold"/>
    </style:style>
    <style:style style:name="T13" style:family="text">
      <style:text-properties officeooo:rsid="00545790"/>
    </style:style>
    <style:style style:name="T14" style:family="text">
      <style:text-properties fo:font-weight="bold" style:font-weight-asian="bold"/>
    </style:style>
    <style:style style:name="T15" style:family="text">
      <style:text-properties fo:font-weight="bold" style:font-weight-asian="bold" style:font-style-complex="italic" style:font-weight-complex="bold"/>
    </style:style>
    <style:style style:name="T16" style:family="text">
      <style:text-properties fo:font-weight="bold" officeooo:rsid="003d05e6" style:font-weight-asian="bold" style:font-style-complex="italic" style:font-weight-complex="bold"/>
    </style:style>
    <style:style style:name="T17" style:family="text">
      <style:text-properties fo:font-weight="bold" officeooo:rsid="003b19b1" style:font-weight-asian="bold" style:font-style-complex="italic" style:font-weight-complex="bold"/>
    </style:style>
    <style:style style:name="T18" style:family="text">
      <style:text-properties fo:font-weight="bold" officeooo:rsid="00182fca" style:font-weight-asian="bold" style:font-style-complex="italic" style:font-weight-complex="bold"/>
    </style:style>
    <style:style style:name="T19" style:family="text">
      <style:text-properties fo:font-weight="bold" officeooo:rsid="001fec82" style:font-weight-asian="bold" style:font-style-complex="italic" style:font-weight-complex="bold"/>
    </style:style>
    <style:style style:name="T20" style:family="text">
      <style:text-properties fo:font-weight="bold" style:font-weight-asian="bold" style:font-weight-complex="bold"/>
    </style:style>
    <style:style style:name="T21" style:family="text">
      <style:text-properties fo:font-weight="bold" officeooo:rsid="003268fb" style:font-weight-asian="bold" style:font-weight-complex="bold"/>
    </style:style>
    <style:style style:name="T22" style:family="text">
      <style:text-properties fo:font-weight="bold" officeooo:rsid="0017a872" style:font-weight-asian="bold" style:font-weight-complex="bold"/>
    </style:style>
    <style:style style:name="T23" style:family="text">
      <style:text-properties fo:font-weight="bold" officeooo:rsid="001abc2c" style:font-weight-asian="bold" style:font-weight-complex="bold"/>
    </style:style>
    <style:style style:name="T24" style:family="text">
      <style:text-properties fo:font-weight="bold" officeooo:rsid="001fec82" style:font-weight-asian="bold" style:font-weight-complex="bold"/>
    </style:style>
    <style:style style:name="T25" style:family="text">
      <style:text-properties fo:font-weight="bold" officeooo:rsid="00202fb5" style:font-weight-asian="bold" style:font-weight-complex="bold"/>
    </style:style>
    <style:style style:name="T26" style:family="text">
      <style:text-properties fo:font-weight="bold" officeooo:rsid="00540107" style:font-weight-asian="bold"/>
    </style:style>
    <style:style style:name="T27" style:family="text">
      <style:text-properties fo:font-weight="bold" style:font-weight-asian="bold" style:font-name-complex="Calibri" style:font-weight-complex="bold"/>
    </style:style>
    <style:style style:name="T28" style:family="text">
      <style:text-properties fo:font-weight="bold" officeooo:rsid="001fec82" style:font-weight-asian="bold"/>
    </style:style>
    <style:style style:name="T29" style:family="text">
      <style:text-properties fo:font-weight="bold" officeooo:rsid="0022ba9f" style:font-weight-asian="bold"/>
    </style:style>
    <style:style style:name="T30" style:family="text">
      <style:text-properties fo:font-weight="normal" officeooo:rsid="001c626c" style:font-weight-asian="normal" style:font-weight-complex="normal"/>
    </style:style>
    <style:style style:name="T31" style:family="text">
      <style:text-properties fo:font-weight="normal" officeooo:rsid="002e4acd" style:font-weight-asian="normal" style:font-style-complex="italic" style:font-weight-complex="normal"/>
    </style:style>
    <style:style style:name="T32" style:family="text">
      <style:text-properties fo:font-weight="normal" officeooo:rsid="00304bd5" style:font-weight-asian="normal" style:font-style-complex="italic" style:font-weight-complex="normal"/>
    </style:style>
    <style:style style:name="T33" style:family="text">
      <style:text-properties fo:font-weight="normal" officeooo:rsid="0032fef0" style:font-weight-asian="normal" style:font-style-complex="italic" style:font-weight-complex="normal"/>
    </style:style>
    <style:style style:name="T34" style:family="text">
      <style:text-properties fo:font-weight="normal" officeooo:rsid="002e74a1" style:font-weight-asian="normal" style:font-style-complex="italic" style:font-weight-complex="normal"/>
    </style:style>
    <style:style style:name="T35" style:family="text">
      <style:text-properties fo:font-weight="normal" officeooo:rsid="00506c97" style:font-weight-asian="normal" style:font-style-complex="italic" style:font-weight-complex="normal"/>
    </style:style>
    <style:style style:name="T36" style:family="text">
      <style:text-properties fo:font-weight="normal" officeooo:rsid="003fab60" style:font-weight-asian="normal" style:font-style-complex="italic" style:font-weight-complex="normal"/>
    </style:style>
    <style:style style:name="T37" style:family="text">
      <style:text-properties fo:font-weight="normal" officeooo:rsid="001fec82" style:font-weight-asian="normal" style:font-style-complex="italic" style:font-weight-complex="normal"/>
    </style:style>
    <style:style style:name="T38" style:family="text">
      <style:text-properties officeooo:rsid="00363544"/>
    </style:style>
    <style:style style:name="T39" style:family="text">
      <style:text-properties fo:font-style="italic" style:font-style-asian="italic" style:font-style-complex="italic"/>
    </style:style>
    <style:style style:name="T40" style:family="text">
      <style:text-properties fo:font-style="italic" officeooo:rsid="004c84e0" style:font-style-asian="italic" style:font-style-complex="italic"/>
    </style:style>
    <style:style style:name="T41" style:family="text">
      <style:text-properties fo:font-style="italic" officeooo:rsid="003fab60" style:font-style-asian="italic" style:font-style-complex="italic"/>
    </style:style>
    <style:style style:name="T42" style:family="text">
      <style:text-properties fo:font-style="italic" style:font-style-asian="italic" style:font-style-complex="italic" style:font-weight-complex="bold"/>
    </style:style>
    <style:style style:name="T43" style:family="text">
      <style:text-properties fo:font-style="italic" officeooo:rsid="0036ab63" style:font-style-asian="italic" style:font-style-complex="italic" style:font-weight-complex="bold"/>
    </style:style>
    <style:style style:name="T44" style:family="text">
      <style:text-properties fo:font-style="italic" officeooo:rsid="004d940b" style:font-style-asian="italic" style:font-style-complex="italic"/>
    </style:style>
    <style:style style:name="T45" style:family="text">
      <style:text-properties fo:font-style="italic" fo:font-weight="bold" style:font-style-asian="italic" style:font-weight-asian="bold" style:font-style-complex="italic"/>
    </style:style>
    <style:style style:name="T46" style:family="text">
      <style:text-properties fo:font-style="italic" style:text-underline-style="solid" style:text-underline-width="auto" style:text-underline-color="font-color" fo:font-weight="bold" style:font-style-asian="italic" style:font-weight-asian="bold"/>
    </style:style>
    <style:style style:name="T47" style:family="text">
      <style:text-properties fo:font-style="italic" fo:font-weight="normal" officeooo:rsid="001c626c" style:font-style-asian="italic" style:font-weight-asian="normal" style:font-style-complex="italic" style:font-weight-complex="normal"/>
    </style:style>
    <style:style style:name="T48" style:family="text">
      <style:text-properties officeooo:rsid="001c626c"/>
    </style:style>
    <style:style style:name="T49" style:family="text">
      <style:text-properties officeooo:rsid="0040439e"/>
    </style:style>
    <style:style style:name="T50" style:family="text">
      <style:text-properties officeooo:rsid="0031868a"/>
    </style:style>
    <style:style style:name="T51"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52" style:family="text">
      <style:text-properties fo:font-variant="normal" fo:text-transform="none" fo:color="#000000" fo:letter-spacing="normal" fo:font-style="italic" fo:font-weight="normal" officeooo:rsid="004c2591" style:font-style-asian="italic" style:font-weight-asian="normal" style:font-style-complex="italic" style:font-weight-complex="normal"/>
    </style:style>
    <style:style style:name="T53" style:family="text">
      <style:text-properties fo:font-variant="normal" fo:text-transform="none" fo:color="#000000" fo:letter-spacing="normal" fo:font-style="italic" fo:font-weight="normal" officeooo:rsid="004d940b" style:font-style-asian="italic" style:font-weight-asian="normal" style:font-style-complex="italic" style:font-weight-complex="normal"/>
    </style:style>
    <style:style style:name="T54" style:family="text">
      <style:text-properties fo:font-variant="normal" fo:text-transform="none" fo:color="#000000" fo:letter-spacing="normal" fo:font-style="italic" fo:font-weight="normal" officeooo:rsid="004c2591" style:font-style-asian="italic" style:font-weight-asian="normal" style:font-style-complex="italic" style:font-weight-complex="bold"/>
    </style:style>
    <style:style style:name="T55" style:family="text">
      <style:text-properties fo:font-variant="normal" fo:text-transform="none" fo:color="#000000" fo:letter-spacing="normal" fo:font-style="italic" fo:font-weight="normal" officeooo:rsid="00247691" style:font-style-asian="italic" style:font-weight-asian="normal" style:font-style-complex="italic" style:font-weight-complex="bold"/>
    </style:style>
    <style:style style:name="T56" style:family="text">
      <style:text-properties fo:font-variant="normal" fo:text-transform="none" fo:color="#000000" fo:letter-spacing="normal" fo:font-style="italic" fo:font-weight="normal" officeooo:rsid="004c84e0" style:font-style-asian="italic" style:font-weight-asian="normal" style:font-style-complex="italic" style:font-weight-complex="bold"/>
    </style:style>
    <style:style style:name="T57" style:family="text">
      <style:text-properties fo:font-variant="normal" fo:text-transform="none" fo:color="#000000" fo:letter-spacing="normal" fo:font-style="italic" fo:font-weight="bold" officeooo:rsid="00247691" style:font-style-asian="italic" style:font-weight-asian="bold" style:font-style-complex="italic" style:font-weight-complex="bold"/>
    </style:style>
    <style:style style:name="T58" style:family="text">
      <style:text-properties fo:font-variant="normal" fo:text-transform="none" fo:color="#000000" fo:letter-spacing="normal" fo:font-style="italic" fo:font-weight="bold" officeooo:rsid="004c2591" style:font-style-asian="italic" style:font-weight-asian="bold" style:font-style-complex="italic" style:font-weight-complex="bold"/>
    </style:style>
    <style:style style:name="T59" style:family="text">
      <style:text-properties fo:font-variant="normal" fo:text-transform="none" fo:color="#000000" fo:letter-spacing="normal" fo:font-style="italic" fo:font-weight="bold" officeooo:rsid="00182fca" style:font-style-asian="italic" style:font-weight-asian="bold" style:font-style-complex="italic" style:font-weight-complex="bold"/>
    </style:style>
    <style:style style:name="T60" style:family="text">
      <style:text-properties fo:font-variant="normal" fo:text-transform="none" fo:color="#000000" fo:letter-spacing="normal" fo:font-style="italic" fo:font-weight="bold" officeooo:rsid="001fec82" style:font-style-asian="italic" style:font-weight-asian="bold" style:font-style-complex="italic" style:font-weight-complex="bold"/>
    </style:style>
    <style:style style:name="T61" style:family="text">
      <style:text-properties fo:font-variant="normal" fo:text-transform="none" fo:color="#222222" fo:letter-spacing="normal" fo:font-style="normal" fo:font-weight="normal"/>
    </style:style>
    <style:style style:name="T62" style:family="text">
      <style:text-properties officeooo:rsid="002b451b"/>
    </style:style>
    <style:style style:name="T63" style:family="text">
      <style:text-properties style:text-underline-style="none"/>
    </style:style>
    <style:style style:name="T64" style:family="text">
      <style:text-properties style:text-underline-style="none" fo:font-weight="bold" style:font-weight-asian="bold" style:font-weight-complex="bold"/>
    </style:style>
    <style:style style:name="T65" style:family="text">
      <style:text-properties style:text-underline-style="none" fo:font-weight="bold" officeooo:rsid="00363544" style:font-weight-asian="bold" style:font-weight-complex="bold"/>
    </style:style>
    <style:style style:name="T66" style:family="text">
      <style:text-properties style:text-underline-style="none" fo:font-weight="bold" officeooo:rsid="00200d75" style:font-weight-asian="bold" style:font-weight-complex="bold"/>
    </style:style>
    <style:style style:name="T67" style:family="text">
      <style:text-properties style:text-underline-style="none" fo:font-weight="bold" officeooo:rsid="00182fca" style:font-weight-asian="bold" style:font-weight-complex="bold"/>
    </style:style>
    <style:style style:name="T68" style:family="text">
      <style:text-properties officeooo:rsid="003b19b1"/>
    </style:style>
    <style:style style:name="T69" style:family="text">
      <style:text-properties officeooo:rsid="003268fb"/>
    </style:style>
    <style:style style:name="T70" style:family="text">
      <style:text-properties officeooo:rsid="00226c6b"/>
    </style:style>
    <style:style style:name="T71" style:family="text">
      <style:text-properties officeooo:rsid="0044c857"/>
    </style:style>
    <style:style style:name="T72" style:family="text">
      <style:text-properties officeooo:rsid="001f2c68"/>
    </style:style>
    <style:style style:name="T73" style:family="text">
      <style:text-properties style:font-weight-complex="bold"/>
    </style:style>
    <style:style style:name="T74" style:family="text">
      <style:text-properties officeooo:rsid="00493b8a" style:font-weight-complex="bold"/>
    </style:style>
    <style:style style:name="T75" style:family="text">
      <style:text-properties officeooo:rsid="00247691" style:font-weight-complex="bold"/>
    </style:style>
    <style:style style:name="T76" style:family="text">
      <style:text-properties officeooo:rsid="002be8b4" style:font-weight-complex="bold"/>
    </style:style>
    <style:style style:name="T77" style:family="text">
      <style:text-properties officeooo:rsid="0036ab63" style:font-weight-complex="bold"/>
    </style:style>
    <style:style style:name="T78" style:family="text">
      <style:text-properties officeooo:rsid="003fab60" style:font-weight-complex="bold"/>
    </style:style>
    <style:style style:name="T79" style:family="text">
      <style:text-properties officeooo:rsid="003b19b1" style:font-weight-complex="bold"/>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fo:font-weight="bold" style:font-weight-asian="bold"/>
    </style:style>
    <style:style style:name="T82" style:family="text">
      <style:text-properties officeooo:rsid="00200d75"/>
    </style:style>
    <style:style style:name="T83" style:family="text">
      <style:text-properties officeooo:rsid="004d940b"/>
    </style:style>
    <style:style style:name="T84" style:family="text">
      <style:text-properties fo:font-style="normal" officeooo:rsid="00545790" style:font-style-asian="normal" style:font-style-complex="normal"/>
    </style:style>
    <style:style style:name="T85" style:family="text">
      <style:text-properties officeooo:rsid="005100f0"/>
    </style:style>
    <style:style style:name="T86" style:family="text">
      <style:text-properties officeooo:rsid="0040d482"/>
    </style:style>
    <style:style style:name="T87" style:family="text">
      <style:text-properties officeooo:rsid="00142fd3"/>
    </style:style>
    <style:style style:name="T88" style:family="text">
      <style:text-properties style:font-name-complex="Calibri" style:font-weight-complex="bold"/>
    </style:style>
    <style:style style:name="T89" style:family="text">
      <style:text-properties officeooo:rsid="001fec82" style:font-name-complex="Calibri" style:font-weight-complex="bold"/>
    </style:style>
    <style:style style:name="T90" style:family="text">
      <style:text-properties officeooo:rsid="002c1d5d"/>
    </style:style>
    <style:style style:name="T91" style:family="text">
      <style:text-properties officeooo:rsid="00182fca"/>
    </style:style>
    <style:style style:name="T92" style:family="text">
      <style:text-properties officeooo:rsid="00493b8a"/>
    </style:style>
    <style:style style:name="T93" style:family="text">
      <style:text-properties officeooo:rsid="00247691"/>
    </style:style>
    <style:style style:name="T94" style:family="text">
      <style:text-properties officeooo:rsid="0019eb52"/>
    </style:style>
    <style:style style:name="T95" style:family="text">
      <style:text-properties officeooo:rsid="001abc2c"/>
    </style:style>
    <style:style style:name="T96" style:family="text">
      <style:text-properties officeooo:rsid="00346b41"/>
    </style:style>
    <style:style style:name="T97" style:family="text">
      <style:text-properties officeooo:rsid="005248a6"/>
    </style:style>
    <style:style style:name="T98" style:family="text">
      <style:text-properties officeooo:rsid="0024142d"/>
    </style:style>
    <style:style style:name="T99" style:family="text">
      <style:text-properties officeooo:rsid="00540107"/>
    </style:style>
    <style:style style:name="T100" style:family="text">
      <style:text-properties officeooo:rsid="001fec82"/>
    </style:style>
    <style:style style:name="T101" style:family="text">
      <style:text-properties officeooo:rsid="00202fb5"/>
    </style:style>
    <style:style style:name="T102" style:family="text">
      <style:text-properties officeooo:rsid="0020fa02"/>
    </style:style>
    <style:style style:name="T103" style:family="text">
      <style:text-properties fo:background-color="transparent" loext:char-shading-value="0"/>
    </style:style>
    <style:style style:name="T104" style:family="text">
      <style:text-properties officeooo:rsid="0022ba9f"/>
    </style:style>
    <style:style style:name="T105" style:family="text">
      <style:text-properties officeooo:rsid="00230db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87">Session 1 - </text:span>Introduction</text:p>
      <text:p text:style-name="P8"><text:span text:style-name="T20">What color is this? </text:span><text:span text:style-name="T30">(</text:span><text:span text:style-name="T47">hold up Prop</text:span><text:span text:style-name="T30">) </text:span>How do you know that? <text:span text:style-name="T48">Because y</text:span>ou were taught the colors when you were younger.</text:p>
      <text:p text:style-name="P27">Story Time: </text:p>
      <text:p text:style-name="P24">There was this little girl <text:span text:style-name="T49">named Sissy,</text:span> about 3 y<text:span text:style-name="T49">ea</text:span>rs of age <text:span text:style-name="T100">who</text:span> had <text:span text:style-name="T49">an</text:span> older brother <text:span text:style-name="T49">named Bubba</text:span>. She really looked up to Bubba and they were very close.</text:p>
      <text:p text:style-name="P20">One day Bubba ask<text:span text:style-name="T49">ed</text:span> her if she wants to learn her colors so she can impress mom. <text:span text:style-name="T48">(</text:span>We all want to impress our parents right?<text:span text:style-name="T48">) </text:span>She is so excited. Yes, Yes, Bubba. Teach me the colors. </text:p>
      <text:p text:style-name="P20">He said let’s start now and by next week you will be able to tell mom that you know the colors. </text:p>
      <text:p text:style-name="P20">He begins by showing her the red paper and says this is yellow. Shows her the yellow and says this is blue and shows her the blue paper and says this is red. </text:p>
      <text:p text:style-name="P20">By the end of the week she had memorized her colors. </text:p>
      <text:p text:style-name="P20">She went to her mom with great excitement and shared mommy, mommy, I know the colors, Bubba taught me the colors. This is yellow…blue…red.</text:p>
      <text:p text:style-name="P20">Her mom was confused until she heard Bubba around the corner laughing. The little girl heard him too but did not understand. </text:p>
      <text:p text:style-name="P20">Her mom said “Bubba, come here!” He came out laughing. Bubba said – “I know mom, I should not have done it BUT I thought it would be funny and it is, it really is. S<text:span text:style-name="T50">issy</text:span> was so proud of learning her colors and wanted <text:span text:style-name="T100">it</text:span> with you and she didn’t have a clue that she was all wrong. </text:p>
      <text:p text:style-name="P19"><text:span text:style-name="T96">M</text:span>om laughed also, <text:span text:style-name="T97">then s</text:span>he said “Yes <text:span text:style-name="T97">Bubba</text:span>, it was wrong, <text:span text:style-name="T96">and yes it</text:span> was funny, <text:span text:style-name="T96">and I really hope you haven’t messed up your little sister’s life with your shenanigans.</text:span>”</text:p>
      <text:p text:style-name="P11">How do you think the little girl felt?</text:p>
      <text:list xml:id="list2587223683" text:style-name="L1">
        <text:list-item>
          <text:p text:style-name="P35">Embarrassed, Humiliated</text:p>
        </text:list-item>
        <text:list-item>
          <text:p text:style-name="P35">Hurt, Angry (because she has been hurt) </text:p>
        </text:list-item>
        <text:list-item>
          <text:p text:style-name="P35">Will she ever trust Bubba again? (older person in authority)</text:p>
        </text:list-item>
      </text:list>
      <text:p text:style-name="P4">How do you think that this experience will affect the girl for the rest of her life?</text:p>
      <text:list xml:id="list249326838" text:style-name="L2">
        <text:list-item>
          <text:p text:style-name="P36">Who can she trust?</text:p>
        </text:list-item>
        <text:list-item>
          <text:p text:style-name="P36">Who can she believe?</text:p>
        </text:list-item>
      </text:list>
      <text:p text:style-name="P37"/>
      <text:p text:style-name="P6"><text:span text:style-name="T20">You may say “How cruel of Bubba. How could he do that?”</text:span> Let me ask you a question about you and your kids. Have you told them about Santa Claus, the Easter bunny or the tooth fairy, so then when you tell them about Jesus what will they be thinking? Let’s just leave that there and move on. </text:p>
      <text:p text:style-name="P3"><text:span text:style-name="T22">Let’s </text:span><text:span text:style-name="T24">t</text:span><text:span text:style-name="T22">alk about </text:span><text:span text:style-name="T24">p</text:span><text:span text:style-name="T23">erception</text:span></text:p>
      <text:p text:style-name="P23">As a child and even as a teen, <text:span text:style-name="T100">k</text:span>nowledge is poured into our brain from family, friends, school, etc… the brain learns and stores information. </text:p>
      <text:p text:style-name="P19">We also have <text:span text:style-name="T100">e</text:span>motional experiences that are feeding <text:span text:style-name="T98">our</text:span> brain…often with lies <text:span text:style-name="T38">attached because we wrongly interpret the experience like “that was my fault” and it really wasn’t</text:span>. <text:span text:style-name="T38">These too</text:span> are being stored <text:span text:style-name="T99">as events with an emotion attached.</text:span> </text:p>
      <text:p text:style-name="P21"><text:span text:style-name="T69">Then there is l</text:span><text:span text:style-name="T64">earn</text:span><text:span text:style-name="T65">ed</text:span><text:span text:style-name="T64"> behavior.</text:span><text:span text:style-name="T63"> </text:span>When parents are smokers – often the kids will end up being smokers, <text:span text:style-name="T70">d</text:span>rinkers, <text:span text:style-name="T70">a</text:span>busers, <text:span text:style-name="T70">d</text:span>rug addicts <text:span text:style-name="T70">and t</text:span>he list goes o<text:span text:style-name="T38">n. The opposite is also true for good behavior. We learn from parents, teachers and persons we admire or look up to like Bubba.</text:span></text:p>
      <text:p text:style-name="P22">All of this goes to build our perception of our world. So let’s talk about perception.</text:p>
      <text:p text:style-name="P21">The definition of <text:span text:style-name="T20">perception</text:span> is <text:span text:style-name="T62">the </text:span>observation and interpretation of sensory information <text:span text:style-name="T68">used </text:span>to understand someone or something.</text:p>
      <text:p text:style-name="P21"><text:span text:style-name="T62">Based on our experiences and what we believe, we apply d</text:span>iscernment <text:span text:style-name="T71">(ability to judge well)</text:span>, insight <text:span text:style-name="T71">(capacity to gain a deep understanding)</text:span>, <text:span text:style-name="T62">and </text:span>wisdom <text:span text:style-name="T71">(</text:span><text:span text:style-name="T61">the quality of having experience, knowledge, and good judgment</text:span><text:span text:style-name="T71">) to</text:span> interpret what we see, hear, feel regarding a person, place, thing, or event. <text:span text:style-name="T72">O</text:span>ur perception of events, <text:span text:style-name="T68">persons, places and things</text:span> affect<text:span text:style-name="T38">s</text:span> our life choices, <text:span text:style-name="T68">which</text:span> in turn affect<text:span text:style-name="T38">s</text:span> our lives. <text:span text:style-name="T69">If our perception is based on us believing a lie then there will be consequences, whereas if our perception is based on the truth in God’s word there will be a blessing.</text:span></text:p>
      <text:p text:style-name="P14"><text:span text:style-name="T20">In other words – the</text:span><text:span text:style-name="T21">re are</text:span><text:span text:style-name="T20"> consequences </text:span><text:span text:style-name="T21">for</text:span><text:span text:style-name="T20"> believing </text:span><text:span text:style-name="T21">a</text:span><text:span text:style-name="T20"> lie </text:span><text:span text:style-name="T21">and</text:span><text:span text:style-name="T20"> the</text:span><text:span text:style-name="T21">re are</text:span><text:span text:style-name="T20"> benefits </text:span><text:span text:style-name="T21">for</text:span><text:span text:style-name="T20"> believing God’s Word. </text:span></text:p>
      <text:p text:style-name="P15"><text:span text:style-name="T20">What is a lie?</text:span><text:span text:style-name="T73"> </text:span></text:p>
      <text:p text:style-name="P24"><text:span text:style-name="T73">It is a</text:span><text:span text:style-name="T74">ny</text:span><text:span text:style-name="T73"> thought that you believe that feels true but is contrary to God’s Word. God’s Word is Truth. </text:span></text:p>
      <text:p text:style-name="P12"><text:span text:style-name="T91">Very Important: </text:span>A lie <text:span text:style-name="T92">that goes </text:span>unchallenged becomes <text:span text:style-name="T93">a</text:span> truth <text:span text:style-name="T93">to </text:span>you <text:span text:style-name="T93">that you </text:span>live by. <text:span text:style-name="T95">So what lies are you believing?</text:span></text:p>
      <text:p text:style-name="P31">What is a fact?</text:p>
      <text:p text:style-name="P24"><text:span text:style-name="T20"><text:s/></text:span><text:span text:style-name="T73">It is an event or thing known to have happened or existed. It is verifiable from experience or observation. It may or may not be a true fact. Our perception of a fact can vary. The fact can be true but our perception </text:span><text:span text:style-name="T75">of the fact</text:span><text:span text:style-name="T73"> can be incorrect. The fact does not change, but we choose to interpret the fact depending on our thought process. </text:span></text:p>
      <text:p text:style-name="P18">Let’s look at an example: </text:p>
      <text:p text:style-name="P14"><text:span text:style-name="T20">A Fact: </text:span><text:span text:style-name="T73">I failed an assigned task. </text:span></text:p>
      <text:p text:style-name="P17">Thoughts (your perception) that follow could be: </text:p>
      <text:list xml:id="list2095154863" text:style-name="L3">
        <text:list-item>
          <text:p text:style-name="P29"><text:span text:style-name="T73">I failed to reach </text:span><text:span text:style-name="T76">the</text:span><text:span text:style-name="T73"> minimum required performance, so it’s back to the drawing board and I need to try again. I failed but that does not mean that I am a failure. (Th</text:span><text:span text:style-name="T75">is </text:span><text:span text:style-name="T73">would be a healthy attitude).</text:span></text:p>
        </text:list-item>
      </text:list>
      <text:p text:style-name="P16">OR</text:p>
      <text:p text:style-name="P14"><text:span text:style-name="T73">I could think (your perception</text:span><text:span text:style-name="T77">)</text:span><text:span text:style-name="T73">: </text:span></text:p>
      <text:list xml:id="list106641198" text:style-name="L4">
        <text:list-item>
          <text:p text:style-name="P30"><text:span text:style-name="T73">I failed so I am a failure – </text:span><text:span text:style-name="T77">I’m </text:span><text:span text:style-name="T73">a loser and </text:span><text:span text:style-name="T78">I </text:span><text:span text:style-name="T79">have </text:span><text:span text:style-name="T77">thus </text:span><text:span text:style-name="T73">label</text:span><text:span text:style-name="T79">ed</text:span><text:span text:style-name="T73"> myself. (This is a negative and unhealthy attitude </text:span><text:span text:style-name="T77">and</text:span><text:span text:style-name="T73"> it is also a lie. God’s Word is the truth and God does not label us as a failure or a loser if we fail.)</text:span></text:p>
        </text:list-item>
      </text:list>
      <text:p text:style-name="P14"><text:span text:style-name="T20">Again </text:span><text:span text:style-name="T24">t</text:span><text:span text:style-name="T20">he </text:span><text:span text:style-name="T24">f</text:span><text:span text:style-name="T20">act:</text:span><text:span text:style-name="T73"> I failed an assigned task. </text:span></text:p>
      <text:p text:style-name="P14"><text:span text:style-name="T14">The Lie: </text:span><text:span text:style-name="T73">I am a failure! I am a loser! (</text:span><text:span text:style-name="T77">b</text:span><text:span text:style-name="T73">ecause I failed)</text:span></text:p>
      <text:p text:style-name="P14"><text:span text:style-name="T14">Truth </text:span><text:span text:style-name="T26">of God’s word</text:span><text:span text:style-name="T14">: </text:span><text:span text:style-name="T39">“I am God’s child” (1 John 3:1-3). “I am made in His image </text:span><text:span text:style-name="T40">(Gen 9:6)</text:span><text:span text:style-name="T39">, I am His beloved </text:span><text:span text:style-name="T40">(Song 6:3)</text:span><text:span text:style-name="T39">, I am beautifully and wonderfully made </text:span><text:span text:style-name="T40">(Ps 139:14)</text:span><text:span text:style-name="T39">. I am God’s workmanship” </text:span><text:span text:style-name="T41">(</text:span><text:span text:style-name="T39">Eph 2:10</text:span><text:span text:style-name="T41">)</text:span><text:span text:style-name="T45"> </text:span><text:span text:style-name="T42">“I can do everything through Him who gives me strength.” </text:span><text:span text:style-name="T43">(</text:span><text:span text:style-name="T42">Phil. 4:13) </text:span><text:span text:style-name="T51">“and you will know the truth, and the truth will make you free.”</text:span><text:span text:style-name="T52">(John 8:32)</text:span></text:p>
      <text:p text:style-name="P14"><text:span text:style-name="T59">So </text:span><text:span text:style-name="T60">w</text:span><text:span text:style-name="T57">hat </text:span><text:span text:style-name="T59">i</text:span><text:span text:style-name="T57">s </text:span><text:span text:style-name="T58">God say</text:span><text:span text:style-name="T59">ing?</text:span><text:span text:style-name="T58">: </text:span><text:span text:style-name="T54">Even though you failed - you are </text:span><text:span text:style-name="T55">my child, you are made in my image, you are my beloved you are wonderfully made, you are my workmanship and I don’t make junk. </text:span><text:span text:style-name="T56">This is the truth so stop listening to the lies.</text:span></text:p>
      <text:p text:style-name="P14"><text:span text:style-name="T15">So even though you have failed, you are not a failure in God’s eyes.</text:span><text:span text:style-name="T1"> But sometimes </text:span><text:span text:style-name="T3">y</text:span><text:span text:style-name="T1">our perception agrees with the label, </text:span><text:span text:style-name="T4">or </text:span><text:span text:style-name="T1">the lie </text:span><text:span text:style-name="T5">and NOT </text:span><text:span text:style-name="T6">with </text:span><text:span text:style-name="T5">God’s word</text:span><text:span text:style-name="T1">, </text:span><text:span text:style-name="T7">because </text:span><text:span text:style-name="T3">you</text:span><text:span text:style-name="T7"> are listening to </text:span><text:span text:style-name="T1">the wrong voices. </text:span></text:p>
      <text:p text:style-name="P14"><text:span text:style-name="T8">A</text:span><text:span text:style-name="T1"> fact can be a true statement. The choices we make </text:span><text:span text:style-name="T4">based on</text:span><text:span text:style-name="T1"> “th</text:span><text:span text:style-name="T5">at</text:span><text:span text:style-name="T1"> fact” will bring about a benefit or a consequence in our lives </text:span><text:span text:style-name="T4">depending on our perception of “th</text:span><text:span text:style-name="T5">at</text:span><text:span text:style-name="T4"> fact </text:span><text:span text:style-name="T3">being a lie or the truth</text:span><text:span text:style-name="T4">”</text:span><text:span text:style-name="T1">. </text:span></text:p>
      <text:p text:style-name="P14"><text:span text:style-name="T18">Your</text:span><text:span text:style-name="T15"> choices are: believ</text:span><text:span text:style-name="T16">e</text:span><text:span text:style-name="T15"> </text:span><text:span text:style-name="T17">a</text:span><text:span text:style-name="T15"> lie or believ</text:span><text:span text:style-name="T16">e</text:span><text:span text:style-name="T15"> God’s Word. </text:span><text:span text:style-name="T1">And </text:span><text:span text:style-name="T12">you</text:span><text:span text:style-name="T1"> </text:span><text:span text:style-name="T8">get to </text:span><text:span text:style-name="T1">make th</text:span><text:span text:style-name="T9">is</text:span><text:span text:style-name="T1"> choice many times a day. </text:span></text:p>
      <text:p text:style-name="P14">What I would like you to take note of here is that: <text:span text:style-name="T64">Whatever you agree with (or believe) will affect your </text:span><text:span text:style-name="T66">behavior. </text:span><text:span text:style-name="T67">If you change what you believe your behavior will change.</text:span></text:p>
      <text:p text:style-name="P14"><text:span text:style-name="T14">The </text:span><text:span text:style-name="T28">c</text:span><text:span text:style-name="T14">onsequence of believing the </text:span><text:span text:style-name="T28">l</text:span><text:span text:style-name="T14">ie:</text:span> <text:span text:style-name="T13">W</text:span>hen you are in agreement with your thought – I am a <text:span text:style-name="T100">f</text:span>ailure, <text:span text:style-name="T82">I am </text:span>a <text:span text:style-name="T100">l</text:span>oser, <text:span text:style-name="T100">y</text:span>ou will act like a failure and others will begin to see you <text:span text:style-name="T100">that way</text:span>. When you believe something, you end up speaking it. When you agree with something contrary to God’s Word, you tie His hands from working on your behalf so His angels cannot work for you. Instead you release the enem<text:span text:style-name="T100">y</text:span>s cohorts to work against <text:soft-page-break/>you. <text:span text:style-name="T83">Remember Jesus said, </text:span><text:span text:style-name="T44">“The thief comes only to steal and kill and destroy“ (John 10:10) </text:span><text:span text:style-name="T84">and you are the target.</text:span></text:p>
      <text:p text:style-name="P14"><text:span text:style-name="T15">The </text:span><text:span text:style-name="T19">b</text:span><text:span text:style-name="T15">enefit of believing God’s Truth</text:span><text:span text:style-name="T1">: is that you are in agreement with God’s Word</text:span><text:span text:style-name="T15"> – </text:span><text:span text:style-name="T1">I am God’s child, </text:span><text:span text:style-name="T10">I am </text:span><text:span text:style-name="T1">His workmanship, </text:span><text:span text:style-name="T10">I am </text:span><text:span text:style-name="T1">created in His image. </text:span><text:span text:style-name="T2">I am b</text:span><text:span text:style-name="T1">eautifully and wonderfully made</text:span><text:span text:style-name="T15">. </text:span><text:span text:style-name="T1">You will start to see yourself the way God sees you and others will as well. And when you agree with God you are releasing Him to work on your behalf. </text:span><text:span text:style-name="T11">Remember: </text:span><text:span text:style-name="T53">“and you will know the truth, and the truth will make you free.”</text:span><text:span text:style-name="T52">(John 8:32)</text:span></text:p>
      <text:p text:style-name="P2"><text:span text:style-name="T20">Your </text:span><text:span text:style-name="T24">e</text:span><text:span text:style-name="T20">motion is the bridge to your belief.</text:span> What you feel is the key to what you believe. The way you act is based on what you believe and what you believe has an emotion attached to it. Remember, it is not what is true; it <text:span text:style-name="T100">i</text:span>s what you believe is true. Check your emotion and it will lead to what you believe and whether it is a lie or truth. Remember what you believe to be the truth is what you will act on. </text:p>
      <text:p text:style-name="P2"><text:span text:style-name="T20">For example: </text:span>You getting t<text:span text:style-name="T100">rigger</text:span>ed and then you get angry and saying a few choice words. What t<text:span text:style-name="T100">rigger</text:span>ed you? Check the emotion. When did you feel like this before? When did this feeling start? Get quiet with Jesus and ask <text:span text:style-name="T100">H</text:span>im where this started? Ask <text:span text:style-name="T100">H</text:span>im what he thinks of it? What Jesus tells you is the truth and knowing the truth often disconnects the emotion from the event and when that happens you will no longer be triggered in the same way. This is not a formula, this is hearing from Jesus directly and that is what will set you free.</text:p>
      <text:p text:style-name="P2"><text:span text:style-name="T20">There are different voices talking to us in every</text:span><text:span text:style-name="T15"> situation.</text:span><text:span text:style-name="T1"> </text:span><text:span text:style-name="T31">Think of it like listening to a radio. You get to choose the station. So what do you listen to? Station G</text:span><text:span text:style-name="T37">-</text:span><text:span text:style-name="T31">O</text:span><text:span text:style-name="T37">-</text:span><text:span text:style-name="T31">D from heaven above or station D</text:span><text:span text:style-name="T37">-</text:span><text:span text:style-name="T31">E</text:span><text:span text:style-name="T37">-</text:span><text:span text:style-name="T31">V</text:span><text:span text:style-name="T37">-</text:span><text:span text:style-name="T31">I</text:span><text:span text:style-name="T37">-</text:span><text:span text:style-name="T31">L from </text:span><text:span text:style-name="T32">downtown</text:span><text:span text:style-name="T31"> Hell? Remember, you choose the station </text:span><text:span text:style-name="T33">you listen to</text:span><text:span text:style-name="T31">.</text:span></text:p>
      <text:p text:style-name="P2"><text:span text:style-name="T31">A thought pops into your head. Let’s use the previous example about you mess</text:span><text:span text:style-name="T33">ing</text:span><text:span text:style-name="T31"> up the assigned task. If you start feeling condemned and hear </text:span><text:span text:style-name="T33">in your head </text:span><text:span text:style-name="T31">how you’re a loser, you are tuned into </text:span><text:span text:style-name="T32">station </text:span><text:span text:style-name="T31">DEVIL. Change the station by saying something out loud to the contrary, </text:span><text:span text:style-name="T34">like quoting a verse or start singing a song, </text:span><text:span text:style-name="T33">any song</text:span><text:span text:style-name="T31">. Did you know that you can not say your </text:span><text:span text:style-name="T34">ABC's</text:span><text:span text:style-name="T31"> out loud while counting in your head. </text:span><text:span text:style-name="T35">The best thing to</text:span><text:span text:style-name="T32"> say</text:span><text:span text:style-name="T34"> </text:span><text:span text:style-name="T36">out loud </text:span><text:span text:style-name="T35">is </text:span><text:span text:style-name="T34">what God’s word says about the matter. </text:span><text:span text:style-name="T37">I</text:span><text:span text:style-name="T34">f you don’t know </text:span><text:span text:style-name="T32">what </text:span><text:span text:style-name="T33">G</text:span><text:span text:style-name="T32">od’s word says, </text:span><text:span text:style-name="T37">t</text:span><text:span text:style-name="T32">hen it’s</text:span><text:span text:style-name="T34"> time for a road trip </text:span><text:span text:style-name="T37">to find the truth for you situation</text:span> </text:p>
      <text:list xml:id="list2677129462" text:style-name="WWNum2">
        <text:list-header>
          <text:p text:style-name="P38"><text:span text:style-name="T27">God </text:span><text:span text:style-name="T88">- By knowing the word of God, we know Him and can recognize His voice (John 10:4) and how He operates in the earth. He may speak through a verse of scripture, an impression in your spirit, a dream, a picture, etc. God speaks often and in different ways, but He will never say anything contrary to His word. </text:span></text:p>
          <text:p text:style-name="P40"><text:span text:style-name="T27">Self </text:span><text:span text:style-name="T88">- We hear our own voice or thought</text:span><text:span text:style-name="T89">s</text:span><text:span text:style-name="T88"> which speaks of our desires, opinions, rationalizations, and justifications, etc. It is important to compare the content with God’s word. Our thoughts will always be colored by the attitudes of our hearts. (Matthew 12:34) God idea or good idea.</text:span></text:p>
          <text:p text:style-name="P40"><text:span text:style-name="T27">Satan</text:span><text:span text:style-name="T88"> - We hear the voice of the enemy who is the father of lies (John 8:44). He lies to us because he came to steal, kill and destroy (John 10:10). His lies may seem true </text:span><text:soft-page-break/><text:span text:style-name="T88">because they feel true but they are always contrary to the word of God. He may even say some truth to confuse us, but it will be perverted (Luke 4:3-12). What he is saying will never completely line up with the Word of God. </text:span></text:p>
        </text:list-header>
      </text:list>
      <text:p text:style-name="P13">These voices often come in the form of thoughts. We need discernment (insight and good judgment) to identify the source of our thoughts. The word says we need to take our thoughts captive to the obedience of Christ. (2 Corinthians 10:5).</text:p>
      <text:p text:style-name="P10">We are always thinking, we are always feeling, and we are always choosing.</text:p>
      <text:p text:style-name="P7">We are a spirit, </text:p>
      <text:p text:style-name="P7">We have a soul <text:s/>(mind – what we think with)</text:p>
      <text:p text:style-name="P7"><text:tab/> <text:s text:c="8"/>(will – what we choose with)</text:p>
      <text:p text:style-name="P7"><text:s text:c="14"/>(emotions – which are an expression of our feelings.)</text:p>
      <text:p text:style-name="P7">And we live in a body.</text:p>
      <text:p text:style-name="P7">Our bodies are a house for our spirit and souls. When we received Jesus in our Heart (we were born again) God came to live in our spirit through His Holy Spirit. So our spirit is now covered and protected by the Blood of Jesus. </text:p>
      <text:p text:style-name="P7"><text:span text:style-name="T14">Everyday we make choices:</text:span> We use our “will” to choose to believe the lies of the enemy or God’s Word - His truth. Our thoughts and our feelings can influence our will so they influence our choices.</text:p>
      <text:p text:style-name="P10"/>
      <text:p text:style-name="P32">We need to think about what we are thinking</text:p>
      <text:p text:style-name="P32">Listen to what we are speaking</text:p>
      <text:p text:style-name="P33"><text:span text:style-name="T20">And </text:span><text:span text:style-name="T25">p</text:span><text:span text:style-name="T20">ay attention to what we are doing</text:span> </text:p>
      <text:p text:style-name="P33"/>
      <text:p text:style-name="P9"><text:span text:style-name="T94">O</text:span>ur behavior will tell us exactly where our faith is. <text:span text:style-name="T101">P</text:span>eople pray for more faith when all it takes is faith the size of a mustard seed – the measure of faith is given to us but it needs to rise up within us. </text:p>
      <text:p text:style-name="P7">Wrong thinking is one of the major things that can hinder you from receiving your miracle.</text:p>
      <text:p text:style-name="P7">Let’s look at the words – faith and believe – for a minute.</text:p>
      <text:p text:style-name="P7">Faith is the product, or the fruit, of your knowledge of God’s Word having moved from your mind to your spirit. When you put the Word in your spirit, faith is always the result. </text:p>
      <text:p text:style-name="P7">To believe is the verb form of faith…it is reliance upon and a personal trust that produces obedience… </text:p>
      <text:p text:style-name="P7">The Bible says that <text:span text:style-name="T81">faith</text:span> comes by hearing and hearing the Word of God. For years I tried to make myself believe God’s Word. I thought that because I agreed with God’s <text:soft-page-break/>word In my mind that would be enough to pray it and God would respond. It is not. (heart testimony). We have to pay attention to the Word of God, give time to reading, studying and thinking about it. <text:span text:style-name="T102">A</text:span>nother word is meditating. (<text:span text:style-name="T46">show meditation sheet</text:span>) We have to <text:span text:style-name="T81">hear</text:span><text:span text:style-name="T14"> </text:span>and hear and hear the Word of God until our <text:span text:style-name="T103">spirits</text:span> are saturated with it. <text:span text:style-name="T14">When we are ready to agree with and </text:span><text:span text:style-name="T81">believe</text:span><text:span text:style-name="T14"> God’s Word over our senses, (see, hear, feel…) over our thoughts, feelings, pain and over all of our circumstances no matter what happens (we believe God’s Word instead of the circumstances) then we put ourselves in a position to </text:span><text:span text:style-name="T81">receive </text:span><text:span text:style-name="T14">what He has already provided for us.</text:span> We take is as our own – in other words It’s mine. Then when we <text:span text:style-name="T81">speak</text:span> it – it won’t be out of ‘I hope God hears me, I hope this works’ (from my mind only) – It will be that I know that I know that I know it is true (from my mind and my spirit) and only then when we know in our knower – can we <text:span text:style-name="T81">act</text:span> on it out of a convinced faith (like Abraham). Like it is already done, because it is done. Like it is mine because it is mine. Like I already have it because I do. We then begin to <text:span text:style-name="T81">Praise God</text:span> for Who He is and <text:span text:style-name="T81">Thank Him</text:span> for what He has done. BEFORE we experience it and <text:span text:style-name="T14">THEN </text:span>the Holy Spirit <text:span text:style-name="T81">manifests </text:span>it so we experience it in the natural realm; which means we see it, feel it, etc. Praise God for the Victory!!!</text:p>
      <text:p text:style-name="P25"><text:span text:style-name="T14">Hear </text:span><text:span text:style-name="T29">- </text:span>read, study, meditate God’s Word</text:p>
      <text:p text:style-name="P25"><text:span text:style-name="T14">Believe </text:span><text:span text:style-name="T29">- </text:span>to agree with; to accept and trust God’s Word as truth</text:p>
      <text:p text:style-name="P25"><text:span text:style-name="T14">Receive </text:span><text:span text:style-name="T29">- </text:span>to take it as our own</text:p>
      <text:p text:style-name="P25"><text:span text:style-name="T14">Speak </text:span><text:span text:style-name="T29">- </text:span>God’s Word with confidence and authority</text:p>
      <text:p text:style-name="P25"><text:span text:style-name="T14">Act </text:span><text:span text:style-name="T29">- </text:span>like you already have it – because you do</text:p>
      <text:p text:style-name="P26">Praise God and Thank Him <text:span text:style-name="T104">- </text:span>before we experience It</text:p>
      <text:p text:style-name="P34"><text:span text:style-name="T14">Manifestation </text:span><text:span text:style-name="T29">-</text:span><text:span text:style-name="T14"> </text:span>experience answer to prayer in the <text:span text:style-name="T104">n</text:span>atural realm, see it, feel it, etc…</text:p>
      <text:p text:style-name="P34"><text:span text:style-name="T14">Victory</text:span></text:p>
      <text:p text:style-name="P7">This is God’s process according to His Word – it is not a formula. </text:p>
      <text:p text:style-name="P7"><text:span text:style-name="T20">Faith is:</text:span> believing God’s Word is true and trusting Him to perform it when we speak it. Faith is not just believing God can, it is knowing He will. We break the power of the enemy over our circumstances as we confess God’s Word as Truth and “<text:span text:style-name="T14">expect</text:span>” it to come to pass in our lives and then we experience it. He is watching over it to perform it through His Holy Spirit. <text:span text:style-name="T80">God’s Word contains all the power that it needs to perform what it says it will.</text:span></text:p>
      <text:p text:style-name="P7">True faith never says “I cannot”, that is a statement of doubt, unbelief and lack of trust in God. </text:p>
      <text:p text:style-name="P7">True faith says God’s Word, “I can do all things through Christ Who strengthens me”. </text:p>
      <text:p text:style-name="P7">Are your praying prayers of faith (assurance of answered prayer) or fear (doubt that you can trust God to do what He says He will do)? </text:p>
      <text:p text:style-name="P7"><text:soft-page-break/>Thoughts of fear, worry, and doubts are encircling us – seeking entrance. Always Be Alert. It’s kind of like musical chairs. The chairs are all filled with the thoughts you are thinking. As soon as a chair is empty, fear, worry, doubt and unbelief are trying to sneak in <text:s/>and fill that chair.</text:p>
      <text:p text:style-name="P5">______________________________________________________________________</text:p>
      <text:p text:style-name="P7">Picture chairs in a circle, 6 chairs, 6 people with <text:span text:style-name="T104">signs</text:span> that read Faith on them. 1 person with a s<text:span text:style-name="T104">ign</text:span> that reads doubt, 1 fear, 1 unbelief… the music is playing, the music stops, everyone scrambles for the chairs. If all the seats are filled with faith then you will have thoughts of faith. If one seat is filled with doubt, fear, worry, unbelief then those things are seeds - thoughts that have been planted in your mind. </text:p>
      <text:p text:style-name="P7">____________________________________________________________________</text:p>
      <text:p text:style-name="P7">Do you make an effort to choose your thoughts, or do you just meditate on whatever falls into your head? When your thoughts are going in a wrong direction, do you capture them and submit them to Christ as the Bible instructs in 2 Corinthians 10:5? </text:p>
      <text:p text:style-name="P7">We are at war and our mind is the battlefield. We either win or lose our battles based on winning or losing the war in our minds. If you learn to think according to the Word of God, your emotions will start lining up with your thoughts. </text:p>
      <text:p text:style-name="P7">With all of this said, <text:span text:style-name="T105">w</text:span>hat are you thinking about now? </text:p>
      <text:p text:style-name="P7">Hungry? Thirsty? Have to go to the restroom? Or are you thinking thoughts of fear? </text:p>
      <text:p text:style-name="P7">What are you believing? (remember think about your thoughts….)</text:p>
      <text:p text:style-name="P7">Are you praying for healing but speaking words of doubt, unbelief, (symptoms, pain,…) If so, you are still believing the lie instead of God’s Word. Now it is different if you are saying “I still feel the pain but God’s Word says I am healed so I am healed by the stripes of Jesus”. <text:span text:style-name="T105">We don’t deny the reality of the sickness, but we believe God’s word that our healing was paid for by Jesus.</text:span></text:p>
      <text:p text:style-name="P10">Summary: </text:p>
      <text:list xml:id="list3239969228" text:style-name="WWNum1">
        <text:list-item>
          <text:p text:style-name="P41"><text:span text:style-name="T85">A</text:span> lie <text:span text:style-name="T105">i</text:span>s anything contrary to the <text:span text:style-name="T86">truth which is the</text:span> Word of God.</text:p>
        </text:list-item>
        <text:list-item>
          <text:p text:style-name="P41"><text:span text:style-name="T105">The</text:span> choices <text:span text:style-name="T105">we make</text:span> are <text:span text:style-name="T105">important and </text:span>there are benefits or consequences to every choice. </text:p>
        </text:list-item>
        <text:list-item>
          <text:p text:style-name="P42"><text:span text:style-name="T86">Your e</text:span>motion is the bridge to <text:span text:style-name="T86">your </text:span>belief. What feel<text:span text:style-name="T105">s</text:span> is <text:span text:style-name="T85">true. <text:s/>It is what you act on and</text:span> th<text:span text:style-name="T85">at is the</text:span> key to what you <text:span text:style-name="T85">really</text:span> believe.</text:p>
        </text:list-item>
        <text:list-item>
          <text:p text:style-name="P41">We <text:span text:style-name="T105">are always hearing</text:span> different voices. <text:span text:style-name="T85">Remember to always stay tuned to station GOD from heaven above.</text:span></text:p>
        </text:list-item>
        <text:list-item>
          <text:p text:style-name="P41"><text:span text:style-name="T105">T</text:span>hink about what <text:span text:style-name="T85">you</text:span> are thinkin<text:span text:style-name="T90">g. </text:span>Listen <text:span text:style-name="T90">to what you are saying and </text:span>pay attention <text:span text:style-name="T90">to what you are doing. Then you</text:span> <text:span text:style-name="T90">will </text:span>know what <text:span text:style-name="T85">you really</text:span> believ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2" svg:font-family="Arial"/>
    <style:font-face style:name="Courier New" svg:font-family="'Courier New'"/>
    <style:font-face style:name="arial" svg:font-family="arial, sans-serif"/>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1pt" fo:language="en" fo:country="US" style:letter-kerning="true" style:font-name-asian="Calibri"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1pt" fo:language="en" fo:country="US" style:letter-kerning="true" style:font-name-asian="Calibri" style:font-size-asian="12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punctuation-wrap="hanging" style:vertical-align="baseline" style:writing-mode="lr-tb"/>
      <style:text-properties style:font-name="Arial" fo:font-family="Arial" style:font-family-generic="roman" style:font-pitch="variable" fo:font-size="11pt" style:font-size-asian="11pt"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size="12pt" fo:font-weight="bold" style:font-size-asian="12pt" style:font-weight-asian="bold" style:font-name-complex="Arial3" style:font-family-complex="Arial" style:font-family-generic-complex="system" style:font-pitch-complex="variable"/>
    </style:style>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Calibri"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ext_20_body_20_indent" style:display-name="Text body indent" style:family="paragraph" style:parent-style-name="Standard" style:default-outline-level="" style:class="text">
      <style:paragraph-properties fo:margin-left="1in" fo:margin-right="0in" fo:text-indent="0in" style:auto-text-indent="false"/>
      <style:text-properties fo:font-size="12pt" style:font-name-asian="Times New Roman" style:font-family-asian="'Times New Roman'" style:font-family-generic-asian="system" style:font-pitch-asian="variable" style:font-size-asian="12pt" style:font-name-complex="Arial3" style:font-family-complex="Arial" style:font-family-generic-complex="system" style:font-pitch-complex="variable"/>
    </style:style>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weight="bold" style:font-weight-asian="bold" style:font-name-complex="Arial3" style:font-family-complex="Arial" style:font-family-generic-complex="system" style:font-pitch-complex="variable" style:font-size-complex="10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Calibri"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Body_20_Text_20_Indent_20_Char" style:display-name="Body Text Indent Char" style:family="text" style:parent-style-name="Default_20_Paragraph_20_Font">
      <style:text-properties style:font-name="Arial" fo:font-family="Arial" style:font-family-generic="roman" style:font-pitch="variable" style:font-name-asian="Times New Roman" style:font-family-asian="'Times New Roman'" style:font-family-generic-asian="system" style:font-pitch-asian="variable" style:font-name-complex="Arial3" style:font-family-complex="Arial" style:font-family-generic-complex="system" style:font-pitch-complex="variable" style:font-size-complex="10pt"/>
    </style:style>
    <style:style style:name="ListLabel_20_1" style:display-name="ListLabel 1" style:family="text">
      <style:text-properties fo:font-size="18pt" style:font-name-asian="Calibri" style:font-family-asian="Calibri" style:font-family-generic-asian="system" style:font-pitch-asian="variable" style:font-name-complex="Arial3"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y</meta:initial-creator>
    <meta:editing-cycles>39</meta:editing-cycles>
    <meta:creation-date>2015-01-10T17:56:00</meta:creation-date>
    <dc:date>2017-09-19T13:46:59.300361243</dc:date>
    <meta:editing-duration>PT4H22M38S</meta:editing-duration>
    <meta:generator>LibreOffice/5.3.1.2$Linux_X86_64 LibreOffice_project/30m0$Build-2</meta:generator>
    <meta:print-date>2017-09-19T13:44:40.467981750</meta:print-date>
    <meta:document-statistic meta:table-count="0" meta:image-count="0" meta:object-count="0" meta:page-count="7" meta:paragraph-count="105" meta:word-count="3188" meta:character-count="16900" meta:non-whitespace-character-count="1374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